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RAVAZ+LMRoman10-Regular" svg:font-family="VRAVAZ+LMRoman10-Regular"/>
    <style:font-face style:name="WOMIOK+CMR10" svg:font-family="WOMIOK+CMR10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3" style:family="paragraph" style:parent-style-name="Standard">
      <style:paragraph-properties fo:line-height="150%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6pt" style:font-size-asian="16pt" style:font-size-complex="16pt"/>
    </style:style>
    <style:style style:name="P5" style:family="paragraph" style:parent-style-name="Standard">
      <style:paragraph-properties fo:line-height="150%"/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6" style:family="paragraph" style:parent-style-name="Standard">
      <style:paragraph-properties fo:line-height="150%"/>
      <style:text-properties style:font-name="Times New Roman1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line-height="150%"/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WOMIOK+CMR10" fo:font-size="10pt" style:font-name-asian="WOMIOK+CMR10" style:font-size-asian="10pt" style:font-name-complex="WOMIOK+CMR10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WOMIOK+CMR10" fo:font-size="11pt" style:font-name-asian="WOMIOK+CMR10" style:font-size-asian="11pt" style:font-name-complex="WOMIOK+CMR10" style:font-size-complex="11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WOMIOK+CMR10" fo:font-size="11pt" fo:font-style="normal" style:text-underline-style="none" fo:font-weight="normal" style:font-name-asian="WOMIOK+CMR10" style:font-size-asian="11pt" style:font-style-asian="normal" style:font-weight-asian="normal" style:font-name-complex="WOMIOK+CMR10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WOMIOK+CMR10" fo:font-size="11pt" style:font-name-asian="WOMIOK+CMR10" style:font-size-asian="11pt" style:font-name-complex="WOMIOK+CMR10" style:font-size-complex="11pt"/>
    </style:style>
    <style:style style:name="P12" style:family="paragraph" style:parent-style-name="Standard">
      <style:paragraph-properties style:text-autospace="none"/>
      <style:text-properties style:font-name="WOMIOK+CMR10" fo:font-size="11pt" style:font-name-asian="WOMIOK+CMR10" style:font-size-asian="11pt" style:font-name-complex="WOMIOK+CMR10" style:font-size-complex="11pt"/>
    </style:style>
    <style:style style:name="P13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bold" style:font-weight-asian="bold" style:font-weight-complex="bold"/>
    </style:style>
    <style:style style:name="T6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1" style:text-underline-style="solid" style:text-underline-width="auto" style:text-underline-color="font-color" style:font-name-asian="Times New Roman1" style:font-name-complex="Times New Roman1"/>
    </style:style>
    <style:style style:name="T8" style:family="text">
      <style:text-properties style:font-name="Times New Roman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/>
    </style:style>
    <style:style style:name="T11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VRAVAZ+LMRoman10-Regular" fo:font-size="11pt" style:font-name-asian="VRAVAZ+LMRoman10-Regular" style:font-size-asian="11pt" style:font-name-complex="VRAVAZ+LMRoman10-Regular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que livre est un exemplaire d’un ouvrage (il peut exister plusieurs exemplaires d’un même ouvrage).</text:p>
      <text:p text:style-name="P8"><text:span text:style-name="T12">Certains exemplaires peuvent être empruntés et d’autres pas. Chaque exemplaire est muni d’une </text:span><text:span text:style-name="T13">« </text:span><text:span text:style-name="T12">cote </text:span><text:span text:style-name="T13">»</text:span><text:span text:style-name="T12">,</text:span></text:p>
      <text:p text:style-name="P9">qui repère sa localisation dans les rayons de la bibliothèque (et identifie de fa¸con unique l’exemplaire).</text:p>
      <text:p text:style-name="P9">– Un ouvrage est identifié par un numéro (ISBN), il possède un titre et un ou des auteurs. Un auteur est</text:p>
      <text:p text:style-name="P9">identifié par un nom et un prénom.</text:p>
      <text:p text:style-name="P9">– Les livres (empruntés) peuvent être emprunt´es par les membres de la bibliothèque, chaque membre ayant</text:p>
      <text:p text:style-name="P8"><text:span text:style-name="T12">un numéro d’emprunteur, un nom et un prénom. Les emprunts de livres </text:span><text:span text:style-name="T13">« </text:span><text:span text:style-name="T12">en cours </text:span><text:span text:style-name="T13">» </text:span><text:span text:style-name="T12">sont stock´es dans la</text:span></text:p>
      <text:p text:style-name="P9">base, et il est demandé de représenter la date d’emprunt et la date de restitution prévue.</text:p>
      <text:p text:style-name="P12"/>
      <text:p text:style-name="P1"><text:span text:style-name="T2">Exercice 5</text:span> :</text:p>
      <text:list xml:id="list13478473331" text:style-name="L1">
        <text:list-item>
          <text:p text:style-name="P13">Ouvrage (<text:span text:style-name="T1">isbn</text:span>, titre)</text:p>
        </text:list-item>
        <text:list-item>
          <text:p text:style-name="P13">Exemplaire (<text:span text:style-name="T1">cote</text:span>, isbn, empruntable)</text:p>
        </text:list-item>
        <text:list-item>
          <text:p text:style-name="P13">Auteur (<text:span text:style-name="T1">numauteur</text:span>, nom, prenom)</text:p>
        </text:list-item>
        <text:list-item>
          <text:p text:style-name="P13">Aecrit (<text:span text:style-name="T1">numauteur</text:span>, isbn) </text:p>
        </text:list-item>
        <text:list-item>
          <text:p text:style-name="P13">Membre (<text:span text:style-name="T1">numero</text:span>, nommb, prenommb)</text:p>
        </text:list-item>
        <text:list-item>
          <text:p text:style-name="P13">Emprunt (<text:span text:style-name="T1">numero, cote, deateemprunt</text:span>, dateretour)</text:p>
          <text:p text:style-name="P13"/>
        </text:list-item>
      </text:list>
      <text:p text:style-name="P2">1.<text:span text:style-name="T5">Π</text:span><text:span text:style-name="T3">nom,prenom,titre</text:span><text:span text:style-name="T8">(Auteur</text:span><text:span text:style-name="T4">►◄(AEcrit ►◄ Ouvrage</text:span><text:span text:style-name="T8">))</text:span></text:p>
      <text:p text:style-name="P4"/>
      <text:p text:style-name="P2"><text:span text:style-name="T8">2.</text:span><text:span text:style-name="T5">Π</text:span><text:span text:style-name="T8">cote(</text:span><text:span text:style-name="T8">(</text:span><text:span text:style-name="T5">σ </text:span><text:span text:style-name="T10">nommb=x,prenommb=y</text:span><text:span text:style-name="T8">Membre)</text:span><text:span text:style-name="T4">►◄Emprunt))</text:span></text:p>
      <text:p text:style-name="P6"/>
      <text:p text:style-name="P3"><text:span text:style-name="T4">3.</text:span><text:span text:style-name="T6">Π</text:span><text:span text:style-name="T4">nom(</text:span><text:span text:style-name="T9">Membre</text:span><text:span text:style-name="T4">►◄(</text:span><text:span text:style-name="T6">σ</text:span><text:span text:style-name="T4"> </text:span><text:span text:style-name="T7">dateemprunt &gt;10/02/2007 </text:span><text:span text:style-name="T4">Emprunt))</text:span></text:p>
      <text:p text:style-name="P7"/>
      <text:p text:style-name="P3"><text:span text:style-name="T4">4.(</text:span><text:span text:style-name="T6">Π</text:span><text:span text:style-name="T4">cote(( </text:span><text:span text:style-name="T6">σ </text:span><text:span text:style-name="T7">titre = z</text:span><text:span text:style-name="T4">Ouvrage)►◄ (</text:span><text:span text:style-name="T6">σ </text:span><text:span text:style-name="T7">empruntable=vrai</text:span><text:span text:style-name="T4">Exemplaire)))- (</text:span><text:span text:style-name="T6">Π</text:span><text:span text:style-name="T4">cote <text:s/></text:span><text:span text:style-name="T6">σ </text:span><text:span text:style-name="T4">dateretour &gt; now Emprunt)</text:span></text:p>
      <text:p text:style-name="P7"/>
      <text:p text:style-name="P3"><text:span text:style-name="T4">5.</text:span><text:span text:style-name="T6">Π</text:span><text:span text:style-name="T4">cote( Exemplaire) – </text:span><text:span text:style-name="T6">Π</text:span><text:span text:style-name="T4">cote(Emprunt) ;</text:span></text:p>
      <text:p text:style-name="P7"/>
      <text:p text:style-name="P3"><text:soft-page-break/><text:span text:style-name="T4">7.</text:span><text:span text:style-name="T6">Π</text:span><text:span text:style-name="T4">titre( (</text:span><text:span text:style-name="T6">σ </text:span><text:span text:style-name="T7">nom = t &amp; prenom = u</text:span><text:span text:style-name="T4">Auteur)►◄(AEcrit ►◄ Ouvrage</text:span><text:span text:style-name="T9">))</text:span></text:p>
      <text:p text:style-name="P5"/>
      <text:p text:style-name="P3"><text:span text:style-name="T9">8.</text:span><text:span text:style-name="T6">Π</text:span><text:span text:style-name="T9">cote((</text:span><text:span text:style-name="T6">σ </text:span><text:span text:style-name="T11">nommb=x,prenommb=y</text:span><text:span text:style-name="T9">Membre)</text:span><text:span text:style-name="T6">►◄(</text:span><text:span text:style-name="T4">Emprunt ►◄ ( Exemplaire ►◄ Ouvrage)))</text:span></text:p>
      <text:p text:style-name="P7"/>
      <text:p text:style-name="P3"><text:span text:style-name="T4">9. </text:span><text:span text:style-name="T6">Π</text:span><text:span text:style-name="T4">nom((</text:span><text:span text:style-name="T6">σ </text:span><text:span text:style-name="T11">nommn=x,prenommb=y</text:span><text:span text:style-name="T9">Membre)</text:span><text:span text:style-name="T6">►◄(</text:span><text:span text:style-name="T4">Emprunt ►◄ </text:span><text:span text:style-name="T4">( Exemplaire►◄(Auteur ►◄ AEcrit)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RAVAZ+LMRoman10-Regular" svg:font-family="VRAVAZ+LMRoman10-Regular"/>
    <style:font-face style:name="WOMIOK+CMR10" svg:font-family="WOMIOK+CMR10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3T10:47:24</meta:creation-date>
    <dc:date>2012-10-04T09:32:07</dc:date>
    <dc:creator>Compte etudiant</dc:creator>
    <meta:editing-duration>PT1H12M21S</meta:editing-duration>
    <meta:editing-cycles>41</meta:editing-cycles>
    <meta:generator>LibreOffice/3.5$Linux_x86 LibreOffice_project/350m1$Build-2</meta:generator>
    <meta:document-statistic meta:table-count="0" meta:image-count="0" meta:object-count="0" meta:page-count="2" meta:paragraph-count="23" meta:word-count="212" meta:character-count="1467" meta:non-whitespace-character-count="1282"/>
  </office:meta>
</office:document-meta>
</file>